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spanned="1" table:number-rows-spanned="2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" office:value-type="date" office:date-value="1999-12-31" calcext:value-type="date">
            <text:p>1999-12-31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style-name="ce1" office:value-type="date" office:date-value="2000-01-01" calcext:value-type="date">
            <text:p>2000-01-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f:=SUM([.C6:.C15])" office:value-type="float" office:value="0.7" calcext:value-type="float">
            <text:p>0.7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22:55:50.0289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2:48:14.497447000</meta:creation-date>
    <dc:date>2017-02-18T23:20:32.266800000</dc:date>
    <meta:editing-duration>PT25M22S</meta:editing-duration>
    <meta:editing-cycles>16</meta:editing-cycles>
    <meta:generator>LibreOffice/5.2.5.1$MacOSX_X86_64 LibreOffice_project/0312e1a284a7d50ca85a365c316c7abbf20a4d22</meta:generator>
    <meta:document-statistic meta:table-count="1" meta:cell-count="10" meta:object-count="0"/>
  </office:meta>
</office:document-meta>
</file>